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3cm" fo:min-width="0cm"/>
    </style:style>
    <style:style style:name="gr6" style:family="graphic" style:parent-style-name="standard">
      <style:graphic-properties draw:marker-end="Line_20_Arrow" draw:marker-end-width="0.1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family="'Courier New'" style:font-family-generic="modern" style:font-pitch="fixed"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4.227cm" svg:height="0.67cm" svg:x="1.478cm" svg:y="1.492cm">
          <draw:text-box>
            <text:p text:style-name="P1">getDabaseContent</text:p>
          </draw:text-box>
        </draw:frame>
        <draw:frame draw:style-name="gr2" draw:text-style-name="P1" draw:id="id3" draw:layer="layout" svg:width="2.83cm" svg:height="0.67cm" svg:x="0cm" svg:y="0.009cm">
          <draw:text-box>
            <text:p text:style-name="P1">getContent</text:p>
          </draw:text-box>
        </draw:frame>
        <draw:frame draw:style-name="gr3" draw:text-style-name="P1" draw:id="id5" draw:layer="layout" svg:width="3.995cm" svg:height="0.67cm" svg:x="5.925cm" svg:y="1.974cm">
          <draw:text-box>
            <text:p text:style-name="P1">handleException</text:p>
          </draw:text-box>
        </draw:frame>
        <draw:frame draw:style-name="gr4" draw:text-style-name="P1" draw:id="id2" draw:layer="layout" svg:width="3.296cm" svg:height="0.67cm" svg:x="1.979cm" svg:y="2.492cm">
          <draw:text-box>
            <text:p text:style-name="P1">cacheContent</text:p>
          </draw:text-box>
        </draw:frame>
        <draw:frame draw:style-name="gr5" draw:text-style-name="P1" draw:id="id4" draw:layer="layout" svg:width="2.83cm" svg:height="0.67cm" svg:x="0cm" svg:y="3.909cm">
          <draw:text-box>
            <text:p text:style-name="P1">useContent</text:p>
          </draw:text-box>
        </draw:frame>
        <draw:connector draw:style-name="gr6" draw:text-style-name="P2" draw:layer="layout" draw:type="line" svg:x1="3.591cm" svg:y1="2.162cm" svg:x2="3.627cm" svg:y2="2.492cm" draw:start-shape="id1" draw:start-glue-point="2" draw:end-shape="id2" draw:end-glue-point="0" svg:d="m3591 2162 36 330">
          <text:p/>
        </draw:connector>
        <draw:connector draw:style-name="gr6" draw:text-style-name="P2" draw:layer="layout" draw:type="line" svg:x1="1.415cm" svg:y1="0.679cm" svg:x2="1.415cm" svg:y2="3.909cm" draw:start-shape="id3" draw:start-glue-point="2" draw:end-shape="id4" svg:d="m1415 679v3230">
          <text:p/>
        </draw:connector>
        <draw:connector draw:style-name="gr6" draw:text-style-name="P2" draw:layer="layout" draw:type="curve" svg:x1="1.415cm" svg:y1="0.679cm" svg:x2="3.591cm" svg:y2="1.492cm" draw:start-shape="id3" draw:start-glue-point="2" draw:end-shape="id1" draw:end-glue-point="0" svg:d="m1415 679c0 610 2176 204 2176 813">
          <text:p/>
        </draw:connector>
        <draw:connector draw:style-name="gr6" draw:text-style-name="P2" draw:layer="layout" draw:type="curve" draw:line-skew="-0.359cm" svg:x1="3.627cm" svg:y1="3.162cm" svg:x2="1.494cm" svg:y2="3.86cm" draw:start-shape="id2" draw:start-glue-point="2" svg:d="m3627 3162c0 361-2133 13-2133 698">
          <text:p/>
        </draw:connector>
        <draw:connector draw:style-name="gr6" draw:text-style-name="P2" draw:layer="layout" draw:type="curve" svg:x1="3.591cm" svg:y1="2.162cm" svg:x2="5.925cm" svg:y2="2.309cm" draw:start-shape="id1" draw:start-glue-point="2" draw:end-shape="id5" draw:end-glue-point="3" svg:d="m3591 2162c0 98 778 147 2334 147">
          <text:p/>
        </draw:connector>
        <draw:connector draw:style-name="gr6" draw:text-style-name="P2" draw:layer="layout" draw:type="line" svg:x1="7.922cm" svg:y1="2.644cm" svg:x2="8.311cm" svg:y2="3.808cm" draw:start-shape="id5" draw:start-glue-point="2" svg:d="m7922 2644 389 1164">
          <text:p/>
        </draw:connector>
        <draw:frame draw:style-name="gr7" draw:text-style-name="P1" draw:layer="layout" svg:width="1.201cm" svg:height="0.67cm" svg:x="7.814cm" svg:y="3.621cm">
          <draw:text-box>
            <text:p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Sagenschneider</meta:initial-creator>
    <meta:creation-date>2009-06-12T12:29:39.04</meta:creation-date>
    <dc:date>2009-06-12T12:52:08.21</dc:date>
    <dc:creator>Daniel Sagenschneider</dc:creator>
    <meta:editing-duration>PT00H07M16S</meta:editing-duration>
    <meta:editing-cycles>1</meta:editing-cycles>
    <meta:document-statistic meta:object-count="12"/>
    <meta:generator>OpenOffice.org/3.1$Win32 OpenOffice.org_project/310m11$Build-9399</meta:generator>
  </office:meta>
</office:document-meta>
</file>